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6816686114700032521" text:style-name="L1">
        <text:list-item>
          <text:p text:style-name="P1">Scripts,js</text:p>
        </text:list-item>
      </text:list>
      <text:p text:style-name="Standard"><text:tab/> <text:s/>*request.open("GET", "http://localhost:3000/api/teddies");</text:p>
      <text:p text:style-name="Standard"><text:s text:c="2"/><text:tab/> <text:s/>*request.send();</text:p>
      <text:p text:style-name="Standard"/>
      <text:p text:style-name="Standard"/>
      <text:list xml:id="list31798443" text:continue-numbering="true" text:style-name="L1">
        <text:list-item>
          <text:p text:style-name="P1">produit.js</text:p>
        </text:list-item>
      </text:list>
      <text:p text:style-name="Standard"><text:tab/>*request.open("GET", "http://localhost:3000/api/teddies/"+ id);</text:p>
      <text:p text:style-name="Standard"><text:s/><text:tab/>*request.send();</text:p>
      <text:p text:style-name="Standard"/>
      <text:p text:style-name="Standard"/>
      <text:list xml:id="list31819158" text:continue-numbering="true" text:style-name="L1">
        <text:list-item>
          <text:p text:style-name="P1">panier.js</text:p>
        </text:list-item>
      </text:list>
      <text:p text:style-name="Standard"><text:tab/>*function ValidateEmail(inputText)</text:p>
      <text:p text:style-name="Standard"><text:tab/>*request.open("POST", "http://localhost:3000/api/teddies/order");</text:p>
      <text:p text:style-name="Standard"><text:s text:c="10"/><text:tab/>*request.setRequestHeader("Content-Type", "application/json");</text:p>
      <text:p text:style-name="Standard"><text:s text:c="9"/><text:tab/>* request.send(testjson);</text:p>
      <text:p text:style-name="Standard"/>
      <text:list xml:id="list31806364" text:continue-numbering="true" text:style-name="L1">
        <text:list-item>
          <text:p text:style-name="P1">confirmation.js</text:p>
          <text:p text:style-name="P1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3M12S</meta:editing-duration>
    <meta:editing-cycles>11</meta:editing-cycles>
    <meta:generator>OpenOffice/4.1.6$Win32 OpenOffice.org_project/416m1$Build-9790</meta:generator>
    <dc:date>2020-10-21T11:59:46.35</dc:date>
    <meta:document-statistic meta:table-count="0" meta:image-count="0" meta:object-count="0" meta:page-count="1" meta:paragraph-count="12" meta:word-count="23" meta:character-count="425"/>
    <meta:user-defined meta:name="Info 1"/>
    <meta:user-defined meta:name="Info 2"/>
    <meta:user-defined meta:name="Info 3"/>
    <meta:user-defined meta:name="Info 4"/>
  </office:meta>
</office:document-meta>
</file>